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9cm"/>
    </style:style>
    <style:style style:name="co3" style:family="table-column">
      <style:table-column-properties fo:break-before="auto" style:column-width="5.126cm"/>
    </style:style>
    <style:style style:name="co4" style:family="table-column">
      <style:table-column-properties fo:break-before="auto" style:column-width="9.813cm"/>
    </style:style>
    <style:style style:name="co6" style:family="table-column">
      <style:table-column-properties fo:break-before="auto" style:column-width="3.82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&lt;YYINITIAL&gt;</text:p>
          </table:table-cell>
          <table:table-cell office:value-type="string">
            <text:p>(</text:p>
          </table:table-cell>
          <table:table-cell table:formula="of:=CONCATENATE(&quot;{ return sym(ParserSym.&quot;; [.D1]; &quot;); }&quot;)" office:value-type="string" office:string-value="{ return sym(ParserSym.PAREN); }">
            <text:p>{ return sym(ParserSym.PAREN); }</text:p>
          </table:table-cell>
          <table:table-cell office:value-type="string">
            <text:p>PAREN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)</text:p>
          </table:table-cell>
          <table:table-cell table:formula="of:=CONCATENATE(&quot;{ return sym(ParserSym.&quot;; [.D2]; &quot;); }&quot;)" office:value-type="string" office:string-value="{ return sym(ParserSym.TESIS); }">
            <text:p>{ return sym(ParserSym.TESIS); }</text:p>
          </table:table-cell>
          <table:table-cell office:value-type="string">
            <text:p>TESI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{</text:p>
          </table:table-cell>
          <table:table-cell table:formula="of:=CONCATENATE(&quot;{ return sym(ParserSym.&quot;; [.D3]; &quot;); }&quot;)" office:value-type="string" office:string-value="{ return sym(ParserSym.LLA); }">
            <text:p>{ return sym(ParserSym.LLA); }</text:p>
          </table:table-cell>
          <table:table-cell office:value-type="string">
            <text:p>LLA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}</text:p>
          </table:table-cell>
          <table:table-cell table:formula="of:=CONCATENATE(&quot;{ return sym(ParserSym.&quot;; [.D4]; &quot;); }&quot;)" office:value-type="string" office:string-value="{ return sym(ParserSym.VES); }">
            <text:p>{ return sym(ParserSym.VES); }</text:p>
          </table:table-cell>
          <table:table-cell office:value-type="string">
            <text:p>VE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;</text:p>
          </table:table-cell>
          <table:table-cell table:formula="of:=CONCATENATE(&quot;{ return sym(ParserSym.&quot;; [.D5]; &quot;); }&quot;)" office:value-type="string" office:string-value="{ return sym(ParserSym.PUNTOCOMA); }">
            <text:p>{ return sym(ParserSym.PUNTOCOMA); }</text:p>
          </table:table-cell>
          <table:table-cell office:value-type="string">
            <text:p>PUNTOCOMA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[</text:p>
          </table:table-cell>
          <table:table-cell table:formula="of:=CONCATENATE(&quot;{ return sym(ParserSym.&quot;; [.D6]; &quot;); }&quot;)" office:value-type="string" office:string-value="{ return sym(ParserSym.COR); }">
            <text:p>{ return sym(ParserSym.COR); }</text:p>
          </table:table-cell>
          <table:table-cell office:value-type="string">
            <text:p>COR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]</text:p>
          </table:table-cell>
          <table:table-cell table:formula="of:=CONCATENATE(&quot;{ return sym(ParserSym.&quot;; [.D7]; &quot;); }&quot;)" office:value-type="string" office:string-value="{ return sym(ParserSym.CHETE); }">
            <text:p>{ return sym(ParserSym.CHETE); }</text:p>
          </table:table-cell>
          <table:table-cell office:value-type="string">
            <text:p>CHETE</text:p>
          </table:table-cell>
        </table:table-row>
        <table:table-row table:style-name="ro3">
          <table:table-cell office:value-type="string">
            <text:p>&lt;YYINITIAL&gt;</text:p>
          </table:table-cell>
          <table:table-cell table:style-name="ce1" office:value-type="string">
            <text:p>.</text:p>
          </table:table-cell>
          <table:table-cell table:formula="of:=CONCATENATE(&quot;{ return sym(ParserSym.&quot;; [.D8]; &quot;); }&quot;)" office:value-type="string" office:string-value="{ return sym(ParserSym.PUNTO); }">
            <text:p>{ return sym(ParserSym.PUNTO); }</text:p>
          </table:table-cell>
          <table:table-cell office:value-type="string">
            <text:p>PUNTO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“</text:p>
          </table:table-cell>
          <table:table-cell table:formula="of:=CONCATENATE(&quot;{ return sym(ParserSym.&quot;; [.D9]; &quot;); }&quot;)" office:value-type="string" office:string-value="{ return sym(ParserSym.COMILLAS); }">
            <text:p>{ return sym(ParserSym.COMILLAS); }</text:p>
          </table:table-cell>
          <table:table-cell office:value-type="string">
            <text:p>COMILLA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+</text:p>
          </table:table-cell>
          <table:table-cell table:formula="of:=CONCATENATE(&quot;{ return sym(ParserSym.&quot;; [.D10]; &quot;); }&quot;)" office:value-type="string" office:string-value="{ return sym(ParserSym.MAS); }">
            <text:p>{ return sym(ParserSym.MAS); }</text:p>
          </table:table-cell>
          <table:table-cell office:value-type="string">
            <text:p>MA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-</text:p>
          </table:table-cell>
          <table:table-cell table:formula="of:=CONCATENATE(&quot;{ return sym(ParserSym.&quot;; [.D11]; &quot;); }&quot;)" office:value-type="string" office:string-value="{ return sym(ParserSym.MENOS); }">
            <text:p>{ return sym(ParserSym.MENOS); }</text:p>
          </table:table-cell>
          <table:table-cell office:value-type="string">
            <text:p>MENO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*</text:p>
          </table:table-cell>
          <table:table-cell table:formula="of:=CONCATENATE(&quot;{ return sym(ParserSym.&quot;; [.D12]; &quot;); }&quot;)" office:value-type="string" office:string-value="{ return sym(ParserSym.MUL); }">
            <text:p>{ return sym(ParserSym.MUL); }</text:p>
          </table:table-cell>
          <table:table-cell office:value-type="string">
            <text:p>MUL</text:p>
          </table:table-cell>
        </table:table-row>
        <table:table-row table:style-name="ro3">
          <table:table-cell office:value-type="string">
            <text:p>&lt;YYINITIAL&gt;</text:p>
          </table:table-cell>
          <table:table-cell table:style-name="ce1" office:value-type="string">
            <text:p>/</text:p>
          </table:table-cell>
          <table:table-cell table:formula="of:=CONCATENATE(&quot;{ return sym(ParserSym.&quot;; [.D13]; &quot;); }&quot;)" office:value-type="string" office:string-value="{ return sym(ParserSym.DIV); }">
            <text:p>{ return sym(ParserSym.DIV); }</text:p>
          </table:table-cell>
          <table:table-cell office:value-type="string">
            <text:p>DIV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%</text:p>
          </table:table-cell>
          <table:table-cell table:formula="of:=CONCATENATE(&quot;{ return sym(ParserSym.&quot;; [.D14]; &quot;); }&quot;)" office:value-type="string" office:string-value="{ return sym(ParserSym.MOD); }">
            <text:p>{ return sym(ParserSym.MOD); }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=</text:p>
          </table:table-cell>
          <table:table-cell table:formula="of:=CONCATENATE(&quot;{ return sym(ParserSym.&quot;; [.D15]; &quot;); }&quot;)" office:value-type="string" office:string-value="{ return sym(ParserSym.ASIGNA); }">
            <text:p>{ return sym(ParserSym.ASIGNA); }</text:p>
          </table:table-cell>
          <table:table-cell office:value-type="string">
            <text:p>ASIGNA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,</text:p>
          </table:table-cell>
          <table:table-cell table:formula="of:=CONCATENATE(&quot;{ return sym(ParserSym.&quot;; [.D16]; &quot;); }&quot;)" office:value-type="string" office:string-value="{ return sym(ParserSym.COMA); }">
            <text:p>{ return sym(ParserSym.COMA); }</text:p>
          </table:table-cell>
          <table:table-cell office:value-type="string">
            <text:p>COMA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:</text:p>
          </table:table-cell>
          <table:table-cell table:formula="of:=CONCATENATE(&quot;{ return sym(ParserSym.&quot;; [.D17]; &quot;); }&quot;)" office:value-type="string" office:string-value="{ return sym(ParserSym.DOSPUNTOS); }">
            <text:p>{ return sym(ParserSym.DOSPUNTOS); }</text:p>
          </table:table-cell>
          <table:table-cell office:value-type="string">
            <text:p>DOSPUNTOS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+=</text:p>
          </table:table-cell>
          <table:table-cell table:formula="of:=CONCATENATE(&quot;{ return sym(ParserSym.&quot;; [.D18]; &quot;); }&quot;)" office:value-type="string" office:string-value="{ return sym(ParserSym.MASIGUAL); }">
            <text:p>{ return sym(ParserSym.MASIGUAL); }</text:p>
          </table:table-cell>
          <table:table-cell office:value-type="string">
            <text:p>MASIGUAL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-=</text:p>
          </table:table-cell>
          <table:table-cell table:formula="of:=CONCATENATE(&quot;{ return sym(ParserSym.&quot;; [.D19]; &quot;); }&quot;)" office:value-type="string" office:string-value="{ return sym(ParserSym.MENOSIGUAL); }">
            <text:p>{ return sym(ParserSym.MENOSIGUAL); }</text:p>
          </table:table-cell>
          <table:table-cell office:value-type="string">
            <text:p>MENOSIGUAL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*=</text:p>
          </table:table-cell>
          <table:table-cell table:formula="of:=CONCATENATE(&quot;{ return sym(ParserSym.&quot;; [.D20]; &quot;); }&quot;)" office:value-type="string" office:string-value="{ return sym(ParserSym.MULIGUAL); }">
            <text:p>{ return sym(ParserSym.MULIGUAL); }</text:p>
          </table:table-cell>
          <table:table-cell office:value-type="string">
            <text:p>MULIGUAL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%=</text:p>
          </table:table-cell>
          <table:table-cell table:formula="of:=CONCATENATE(&quot;{ return sym(ParserSym.&quot;; [.D21]; &quot;); }&quot;)" office:value-type="string" office:string-value="{ return sym(ParserSym.MODIGUAL); }">
            <text:p>{ return sym(ParserSym.MODIGUAL); }</text:p>
          </table:table-cell>
          <table:table-cell office:value-type="string">
            <text:p>MODIGUAL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&amp;&amp;</text:p>
          </table:table-cell>
          <table:table-cell table:formula="of:=CONCATENATE(&quot;{ return sym(ParserSym.&quot;; [.D22]; &quot;); }&quot;)" office:value-type="string" office:string-value="{ return sym(ParserSym.AND); }">
            <text:p>{ return sym(ParserSym.AND); }</text:p>
          </table:table-cell>
          <table:table-cell office:value-type="string">
            <text:p>AND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^</text:p>
          </table:table-cell>
          <table:table-cell table:formula="of:=CONCATENATE(&quot;{ return sym(ParserSym.&quot;; [.D23]; &quot;); }&quot;)" office:value-type="string" office:string-value="{ return sym(ParserSym.XOR); }">
            <text:p>{ return sym(ParserSym.XOR); }</text:p>
          </table:table-cell>
          <table:table-cell office:value-type="string">
            <text:p>XOR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||</text:p>
          </table:table-cell>
          <table:table-cell table:formula="of:=CONCATENATE(&quot;{ return sym(ParserSym.&quot;; [.D24]; &quot;); }&quot;)" office:value-type="string" office:string-value="{ return sym(ParserSym.OR); }">
            <text:p>{ return sym(ParserSym.OR); }</text:p>
          </table:table-cell>
          <table:table-cell office:value-type="string">
            <text:p>OR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'==</text:p>
          </table:table-cell>
          <table:table-cell table:formula="of:=CONCATENATE(&quot;{ return sym(ParserSym.&quot;; [.D25]; &quot;); }&quot;)" office:value-type="string" office:string-value="{ return sym(ParserSym.EQUIV); }">
            <text:p>{ return sym(ParserSym.EQUIV); }</text:p>
          </table:table-cell>
          <table:table-cell office:value-type="string">
            <text:p>EQUIV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!=</text:p>
          </table:table-cell>
          <table:table-cell table:formula="of:=CONCATENATE(&quot;{ return sym(ParserSym.&quot;; [.D26]; &quot;); }&quot;)" office:value-type="string" office:string-value="{ return sym(ParserSym.NEQUIV); }">
            <text:p>{ return sym(ParserSym.NEQUIV); }</text:p>
          </table:table-cell>
          <table:table-cell office:value-type="string">
            <text:p>NEQUIV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&lt;</text:p>
          </table:table-cell>
          <table:table-cell table:formula="of:=CONCATENATE(&quot;{ return sym(ParserSym.&quot;; [.D27]; &quot;); }&quot;)" office:value-type="string" office:string-value="{ return sym(ParserSym.MENOR); }">
            <text:p>{ return sym(ParserSym.MENOR); }</text:p>
          </table:table-cell>
          <table:table-cell office:value-type="string">
            <text:p>MENOR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&lt;=</text:p>
          </table:table-cell>
          <table:table-cell table:formula="of:=CONCATENATE(&quot;{ return sym(ParserSym.&quot;; [.D28]; &quot;); }&quot;)" office:value-type="string" office:string-value="{ return sym(ParserSym.MENORE); }">
            <text:p>{ return sym(ParserSym.MENORE); }</text:p>
          </table:table-cell>
          <table:table-cell office:value-type="string">
            <text:p>MENORE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&gt;</text:p>
          </table:table-cell>
          <table:table-cell table:formula="of:=CONCATENATE(&quot;{ return sym(ParserSym.&quot;; [.D29]; &quot;); }&quot;)" office:value-type="string" office:string-value="{ return sym(ParserSym.MAYOR); }">
            <text:p>{ return sym(ParserSym.MAYOR); }</text:p>
          </table:table-cell>
          <table:table-cell office:value-type="string">
            <text:p>MAYOR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&gt;=</text:p>
          </table:table-cell>
          <table:table-cell table:formula="of:=CONCATENATE(&quot;{ return sym(ParserSym.&quot;; [.D30]; &quot;); }&quot;)" office:value-type="string" office:string-value="{ return sym(ParserSym.MAYORE); }">
            <text:p>{ return sym(ParserSym.MAYORE); }</text:p>
          </table:table-cell>
          <table:table-cell office:value-type="string">
            <text:p>MAYORE</text:p>
          </table:table-cell>
        </table:table-row>
        <table:table-row table:style-name="ro5">
          <table:table-cell office:value-type="string">
            <text:p>&lt;YYINITIAL&gt;</text:p>
          </table:table-cell>
          <table:table-cell table:style-name="ce1" office:value-type="string">
            <text:p>'</text:p>
          </table:table-cell>
          <table:table-cell office:value-type="string">
            <text:p>{ yybegin(CHAR); return sym(ParserSym.COMILLA); }</text:p>
          </table:table-cell>
          <table:table-cell office:value-type="string">
            <text:p>COMILLA</text:p>
          </table:table-cell>
        </table:table-row>
        <table:table-row table:style-name="ro2">
          <table:table-cell office:value-type="string">
            <text:p>&lt;CHAR&gt;</text:p>
          </table:table-cell>
          <table:table-cell office:value-type="string">
            <text:p>[^"'"]</text:p>
          </table:table-cell>
          <table:table-cell table:formula="of:=CONCATENATE(&quot;{ return sym(ParserSym.&quot;; [.D32]; &quot;); }&quot;)" office:value-type="string" office:string-value="{ return sym(ParserSym.VCHAR); }">
            <text:p>{ return sym(ParserSym.VCHAR); }</text:p>
          </table:table-cell>
          <table:table-cell office:value-type="string">
            <text:p>VCHAR</text:p>
          </table:table-cell>
        </table:table-row>
        <table:table-row table:style-name="ro5">
          <table:table-cell office:value-type="string">
            <text:p>&lt;CHAR&gt;</text:p>
          </table:table-cell>
          <table:table-cell office:value-type="string">
            <text:p>'</text:p>
          </table:table-cell>
          <table:table-cell office:value-type="string">
            <text:p>{ yybegin(YYINITIAL); return sym(ParserSym.COMILLA); }</text:p>
          </table:table-cell>
          <table:table-cell office:value-type="string">
            <text:p>COMILLA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\"</text:p>
          </table:table-cell>
          <table:table-cell office:value-type="string">
            <text:p>{ yybegin(STRING); return sym(ParserSym.COMILLA); }</text:p>
          </table:table-cell>
          <table:table-cell office:value-type="string">
            <text:p>COMILLAS</text:p>
          </table:table-cell>
        </table:table-row>
        <table:table-row table:style-name="ro2">
          <table:table-cell office:value-type="string">
            <text:p>&lt;STRING&gt;</text:p>
          </table:table-cell>
          <table:table-cell office:value-type="string">
            <text:p>[^"\""]+</text:p>
          </table:table-cell>
          <table:table-cell table:formula="of:=CONCATENATE(&quot;{ return sym(ParserSym.&quot;; [.D35]; &quot;); }&quot;)" office:value-type="string" office:string-value="{ return sym(ParserSym.VSTRING); }">
            <text:p>{ return sym(ParserSym.VSTRING); }</text:p>
          </table:table-cell>
          <table:table-cell office:value-type="string">
            <text:p>VSTRING</text:p>
          </table:table-cell>
        </table:table-row>
        <table:table-row table:style-name="ro5">
          <table:table-cell office:value-type="string">
            <text:p>&lt;STRING&gt;</text:p>
          </table:table-cell>
          <table:table-cell office:value-type="string">
            <text:p>\”</text:p>
          </table:table-cell>
          <table:table-cell office:value-type="string">
            <text:p>{ yybegin(YYINITIAL); return sym(ParserSym.COMILLA); }</text:p>
          </table:table-cell>
          <table:table-cell office:value-type="string">
            <text:p>COMILLAS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/*</text:p>
          </table:table-cell>
          <table:table-cell office:value-type="string">
            <text:p>{ yybegin(COMENTM); }</text:p>
          </table:table-cell>
          <table:table-cell/>
        </table:table-row>
        <table:table-row table:style-name="ro5">
          <table:table-cell office:value-type="string">
            <text:p>&lt;COMENTM&gt;</text:p>
          </table:table-cell>
          <table:table-cell office:value-type="string">
            <text:p>*/</text:p>
          </table:table-cell>
          <table:table-cell office:value-type="string">
            <text:p>{ yybegin(YYINITIAL); }</text:p>
          </table:table-cell>
          <table:table-cell/>
        </table:table-row>
        <table:table-row table:style-name="ro2">
          <table:table-cell office:value-type="string">
            <text:p>&lt;COMENTM&gt;</text:p>
          </table:table-cell>
          <table:table-cell office:value-type="string">
            <text:p>.</text:p>
          </table:table-cell>
          <table:table-cell office:value-type="string">
            <text:p>{ /* ignorar */ }</text:p>
          </table:table-cell>
          <table:table-cell/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“//”</text:p>
          </table:table-cell>
          <table:table-cell office:value-type="string">
            <text:p>{ yybegin(COMENT); }</text:p>
          </table:table-cell>
          <table:table-cell/>
        </table:table-row>
        <table:table-row table:style-name="ro5">
          <table:table-cell office:value-type="string">
            <text:p>&lt;COMENT&gt;</text:p>
          </table:table-cell>
          <table:table-cell office:value-type="string">
            <text:p>{FinDeLinea}</text:p>
          </table:table-cell>
          <table:table-cell office:value-type="string">
            <text:p>{ yybegin(YYINITIAL); }</text:p>
          </table:table-cell>
          <table:table-cell/>
        </table:table-row>
        <table:table-row table:style-name="ro2">
          <table:table-cell office:value-type="string">
            <text:p>&lt;COMENT&gt;</text:p>
          </table:table-cell>
          <table:table-cell office:value-type="string">
            <text:p>.</text:p>
          </table:table-cell>
          <table:table-cell office:value-type="string">
            <text:p>{ /* ignorar */ }</text:p>
          </table:table-cell>
          <table:table-cell/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int</text:p>
          </table:table-cell>
          <table:table-cell table:formula="of:=CONCATENATE(&quot;{ return sym(ParserSym.&quot;; [.D43]; &quot;); }&quot;)" office:value-type="string" office:string-value="{ return sym(ParserSym.INT); }">
            <text:p>{ return sym(ParserSym.INT); }</text:p>
          </table:table-cell>
          <table:table-cell office:value-type="string">
            <text:p>INT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String</text:p>
          </table:table-cell>
          <table:table-cell table:formula="of:=CONCATENATE(&quot;{ return sym(ParserSym.&quot;; [.D44]; &quot;); }&quot;)" office:value-type="string" office:string-value="{ return sym(ParserSym.STRING); }">
            <text:p>{ return sym(ParserSym.STRING); }</text:p>
          </table:table-cell>
          <table:table-cell office:value-type="string">
            <text:p>STRING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char</text:p>
          </table:table-cell>
          <table:table-cell table:formula="of:=CONCATENATE(&quot;{ return sym(ParserSym.&quot;; [.D45]; &quot;); }&quot;)" office:value-type="string" office:string-value="{ return sym(ParserSym.CHAR); }">
            <text:p>{ return sym(ParserSym.CHAR); }</text:p>
          </table:table-cell>
          <table:table-cell office:value-type="string">
            <text:p>CHAR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boolean</text:p>
          </table:table-cell>
          <table:table-cell table:formula="of:=CONCATENATE(&quot;{ return sym(ParserSym.&quot;; [.D46]; &quot;); }&quot;)" office:value-type="string" office:string-value="{ return sym(ParserSym.BOOLEAN); }">
            <text:p>{ return sym(ParserSym.BOOLEAN); }</text:p>
          </table:table-cell>
          <table:table-cell office:value-type="string">
            <text:p>BOOLEAN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float</text:p>
          </table:table-cell>
          <table:table-cell table:formula="of:=CONCATENATE(&quot;{ return sym(ParserSym.&quot;; [.D47]; &quot;); }&quot;)" office:value-type="string" office:string-value="{ return sym(ParserSym.FLOAT); }">
            <text:p>{ return sym(ParserSym.FLOAT); }</text:p>
          </table:table-cell>
          <table:table-cell office:value-type="string">
            <text:p>FLOAT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true</text:p>
          </table:table-cell>
          <table:table-cell table:formula="of:=CONCATENATE(&quot;{ return sym(ParserSym.&quot;; [.D48]; &quot;); }&quot;)" office:value-type="string" office:string-value="{ return sym(ParserSym.TRUE); }">
            <text:p>{ return sym(ParserSym.TRUE); }</text:p>
          </table:table-cell>
          <table:table-cell office:value-type="string">
            <text:p>TRUE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false</text:p>
          </table:table-cell>
          <table:table-cell table:formula="of:=CONCATENATE(&quot;{ return sym(ParserSym.&quot;; [.D49]; &quot;); }&quot;)" office:value-type="string" office:string-value="{ return sym(ParserSym.FALSE); }">
            <text:p>{ return sym(ParserSym.FALSE); }</text:p>
          </table:table-cell>
          <table:table-cell office:value-type="string">
            <text:p>FALSE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if</text:p>
          </table:table-cell>
          <table:table-cell table:formula="of:=CONCATENATE(&quot;{ return sym(ParserSym.&quot;; [.D50]; &quot;); }&quot;)" office:value-type="string" office:string-value="{ return sym(ParserSym.IF); }">
            <text:p>{ return sym(ParserSym.IF); }</text:p>
          </table:table-cell>
          <table:table-cell office:value-type="string">
            <text:p>IF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else</text:p>
          </table:table-cell>
          <table:table-cell table:formula="of:=CONCATENATE(&quot;{ return sym(ParserSym.&quot;; [.D51]; &quot;); }&quot;)" office:value-type="string" office:string-value="{ return sym(ParserSym.ELSE); }">
            <text:p>{ return sym(ParserSym.ELSE); }</text:p>
          </table:table-cell>
          <table:table-cell office:value-type="string">
            <text:p>ELSE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while</text:p>
          </table:table-cell>
          <table:table-cell table:formula="of:=CONCATENATE(&quot;{ return sym(ParserSym.&quot;; [.D52]; &quot;); }&quot;)" office:value-type="string" office:string-value="{ return sym(ParserSym.WHILE); }">
            <text:p>{ return sym(ParserSym.WHILE); }</text:p>
          </table:table-cell>
          <table:table-cell office:value-type="string">
            <text:p>WHILE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do</text:p>
          </table:table-cell>
          <table:table-cell table:formula="of:=CONCATENATE(&quot;{ return sym(ParserSym.&quot;; [.D53]; &quot;); }&quot;)" office:value-type="string" office:string-value="{ return sym(ParserSym.DO); }">
            <text:p>{ return sym(ParserSym.DO); }</text:p>
          </table:table-cell>
          <table:table-cell office:value-type="string">
            <text:p>DO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for</text:p>
          </table:table-cell>
          <table:table-cell table:formula="of:=CONCATENATE(&quot;{ return sym(ParserSym.&quot;; [.D54]; &quot;); }&quot;)" office:value-type="string" office:string-value="{ return sym(ParserSym.FOR); }">
            <text:p>{ return sym(ParserSym.FOR); }</text:p>
          </table:table-cell>
          <table:table-cell office:value-type="string">
            <text:p>FOR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switch</text:p>
          </table:table-cell>
          <table:table-cell table:formula="of:=CONCATENATE(&quot;{ return sym(ParserSym.&quot;; [.D55]; &quot;); }&quot;)" office:value-type="string" office:string-value="{ return sym(ParserSym.SWITCH); }">
            <text:p>{ return sym(ParserSym.SWITCH); }</text:p>
          </table:table-cell>
          <table:table-cell office:value-type="string">
            <text:p>SWITCH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case</text:p>
          </table:table-cell>
          <table:table-cell table:formula="of:=CONCATENATE(&quot;{ return sym(ParserSym.&quot;; [.D56]; &quot;); }&quot;)" office:value-type="string" office:string-value="{ return sym(ParserSym.CASE); }">
            <text:p>{ return sym(ParserSym.CASE); }</text:p>
          </table:table-cell>
          <table:table-cell office:value-type="string">
            <text:p>CASE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break</text:p>
          </table:table-cell>
          <table:table-cell table:formula="of:=CONCATENATE(&quot;{ return sym(ParserSym.&quot;; [.D57]; &quot;); }&quot;)" office:value-type="string" office:string-value="{ return sym(ParserSym.BREAK); }">
            <text:p>{ return sym(ParserSym.BREAK); }</text:p>
          </table:table-cell>
          <table:table-cell office:value-type="string">
            <text:p>BREAK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class</text:p>
          </table:table-cell>
          <table:table-cell table:formula="of:=CONCATENATE(&quot;{ return sym(ParserSym.&quot;; [.D58]; &quot;); }&quot;)" office:value-type="string" office:string-value="{ return sym(ParserSym.CLASS); }">
            <text:p>{ return sym(ParserSym.CLASS); }</text:p>
          </table:table-cell>
          <table:table-cell office:value-type="string">
            <text:p>CLASS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new</text:p>
          </table:table-cell>
          <table:table-cell table:formula="of:=CONCATENATE(&quot;{ return sym(ParserSym.&quot;; [.D59]; &quot;); }&quot;)" office:value-type="string" office:string-value="{ return sym(ParserSym.NEW); }">
            <text:p>{ return sym(ParserSym.NEW); }</text:p>
          </table:table-cell>
          <table:table-cell office:value-type="string">
            <text:p>NEW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import</text:p>
          </table:table-cell>
          <table:table-cell table:formula="of:=CONCATENATE(&quot;{ return sym(ParserSym.&quot;; [.D60]; &quot;); }&quot;)" office:value-type="string" office:string-value="{ return sym(ParserSym.IMPORT); }">
            <text:p>{ return sym(ParserSym.IMPORT); }</text:p>
          </table:table-cell>
          <table:table-cell office:value-type="string">
            <text:p>IMPORT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public</text:p>
          </table:table-cell>
          <table:table-cell table:formula="of:=CONCATENATE(&quot;{ return sym(ParserSym.&quot;; [.D61]; &quot;); }&quot;)" office:value-type="string" office:string-value="{ return sym(ParserSym.PUBLIC); }">
            <text:p>{ return sym(ParserSym.PUBLIC); }</text:p>
          </table:table-cell>
          <table:table-cell office:value-type="string">
            <text:p>PUBLIC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protected</text:p>
          </table:table-cell>
          <table:table-cell table:formula="of:=CONCATENATE(&quot;{ return sym(ParserSym.&quot;; [.D62]; &quot;); }&quot;)" office:value-type="string" office:string-value="{ return sym(ParserSym.PROTECTED); }">
            <text:p>{ return sym(ParserSym.PROTECTED); }</text:p>
          </table:table-cell>
          <table:table-cell office:value-type="string">
            <text:p>PROTECTED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private</text:p>
          </table:table-cell>
          <table:table-cell table:formula="of:=CONCATENATE(&quot;{ return sym(ParserSym.&quot;; [.D63]; &quot;); }&quot;)" office:value-type="string" office:string-value="{ return sym(ParserSym.PRIVATE); }">
            <text:p>{ return sym(ParserSym.PRIVATE); }</text:p>
          </table:table-cell>
          <table:table-cell office:value-type="string">
            <text:p>PRIVATE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return</text:p>
          </table:table-cell>
          <table:table-cell table:formula="of:=CONCATENATE(&quot;{ return sym(ParserSym.&quot;; [.D64]; &quot;); }&quot;)" office:value-type="string" office:string-value="{ return sym(ParserSym.RETURN); }">
            <text:p>{ return sym(ParserSym.RETURN); }</text:p>
          </table:table-cell>
          <table:table-cell office:value-type="string">
            <text:p>RETURN</text:p>
          </table:table-cell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print</text:p>
          </table:table-cell>
          <table:table-cell table:formula="of:=CONCATENATE(&quot;{ return sym(ParserSym.&quot;; [.D65]; &quot;); }&quot;)" office:value-type="string" office:string-value="{ return sym(ParserSym.PRINT); }">
            <text:p>{ return sym(ParserSym.PRINT); }</text:p>
          </table:table-cell>
          <table:table-cell office:value-type="string">
            <text:p>PRINT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{D}+"."{D}</text:p>
          </table:table-cell>
          <table:table-cell table:formula="of:=CONCATENATE(&quot;{ return sym(ParserSym.&quot;; [.D66]; &quot;); }&quot;)" office:value-type="string" office:string-value="{ return sym(ParserSym.VFLOAT); }">
            <text:p>{ return sym(ParserSym.VFLOAT); }</text:p>
          </table:table-cell>
          <table:table-cell office:value-type="string">
            <text:p>VFLOAT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{D}+</text:p>
          </table:table-cell>
          <table:table-cell table:formula="of:=CONCATENATE(&quot;{ return sym(ParserSym.&quot;; [.D67]; &quot;); }&quot;)" office:value-type="string" office:string-value="{ return sym(ParserSym.VINT); }">
            <text:p>{ return sym(ParserSym.VINT); }</text:p>
          </table:table-cell>
          <table:table-cell office:value-type="string">
            <text:p>VINT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{ID}</text:p>
          </table:table-cell>
          <table:table-cell table:formula="of:=CONCATENATE(&quot;{ return sym(ParserSym.&quot;; [.D68]; &quot;); }&quot;)" office:value-type="string" office:string-value="{ return sym(ParserSym.ID); }">
            <text:p>{ return sym(ParserSym.ID); }</text:p>
          </table:table-cell>
          <table:table-cell office:value-type="string">
            <text:p>ID</text:p>
          </table:table-cell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{Espacio}</text:p>
          </table:table-cell>
          <table:table-cell office:value-type="string">
            <text:p>{ /* ignorar */ }</text:p>
          </table:table-cell>
          <table:table-cell/>
        </table:table-row>
        <table:table-row table:style-name="ro5">
          <table:table-cell office:value-type="string">
            <text:p>&lt;YYINITIAL&gt;</text:p>
          </table:table-cell>
          <table:table-cell office:value-type="string">
            <text:p>{FinDeLinea}</text:p>
          </table:table-cell>
          <table:table-cell office:value-type="string">
            <text:p>{ /* ignorar */ }</text:p>
          </table:table-cell>
          <table:table-cell/>
        </table:table-row>
        <table:table-row table:style-name="ro2">
          <table:table-cell office:value-type="string">
            <text:p>&lt;YYINITIAL&gt;</text:p>
          </table:table-cell>
          <table:table-cell office:value-type="string">
            <text:p>.</text:p>
          </table:table-cell>
          <table:table-cell office:value-type="string">
            <text:p>{ error(); }</text:p>
          </table:table-cell>
          <table:table-cell/>
        </table:table-row>
        <table:table-row table:style-name="ro2" table:number-rows-repeated="104850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Hoja2" table:style-name="ta1">
        <table:table-column table:style-name="co5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Gatica</meta:initial-creator>
    <meta:creation-date>2013-03-20T21:19:05</meta:creation-date>
    <dc:date>2013-04-17T00:27:22</dc:date>
    <dc:creator>Héctor Gatica</dc:creator>
    <meta:editing-duration>PT2H15M33S</meta:editing-duration>
    <meta:editing-cycles>21</meta:editing-cycles>
    <meta:generator>LibreOffice/3.5$Linux_x86 LibreOffice_project/350m1$Build-2</meta:generator>
    <meta:document-statistic meta:table-count="3" meta:cell-count="275" meta:object-count="0"/>
  </office:meta>
</office:document-meta>
</file>